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.1146in" fo:orphans="2" fo:widows="2"/>
      <style:text-properties fo:font-variant="normal" fo:text-transform="none" fo:color="#58646d" style:font-name="Open Sans" fo:font-size="10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b Cross</text:p>
      <text:p text:style-name="Standard"/>
      <text:p text:style-name="Standard">Udacity DAND P3 project submission</text:p>
      <text:p text:style-name="Standard"/>
      <text:list xml:id="list8900568410299583850" text:style-name="L1">
        <text:list-item>
          <text:p text:style-name="P1">A text file containing a link to the map position you wrangled in your project, a short description of the area and a reason for your choice.</text:p>
        </text:list-item>
      </text:list>
      <text:p text:style-name="Standard">I chose the Austin, Texas area for this project because I am new to this area and thought this project may assist in my exploring this town. I requested a custom download from Mapzen for this project. The link to the file is embedded below.</text:p>
      <text:p text:style-name="Standard"/>
      <text:p text:style-name="Standard"><text:a xlink:type="simple" xlink:href="https://mapzen.com/data/metro-extracts/your-extracts/bfc9bae6e126" text:style-name="Internet_20_link" text:visited-style-name="Visited_20_Internet_20_Link">https://mapzen.com/data/metro-extracts/your-extracts/bfc9bae6e126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6T11:13:45.76</meta:creation-date>
    <meta:document-statistic meta:table-count="0" meta:image-count="0" meta:object-count="0" meta:page-count="1" meta:paragraph-count="5" meta:word-count="81" meta:character-count="490"/>
    <dc:date>2016-12-16T11:24:27.34</dc:date>
    <meta:editing-duration>PT10M41S</meta:editing-duration>
    <meta:editing-cycles>1</meta:editing-cycles>
    <meta:generator>OpenOffice/4.1.3$Win32 OpenOffice.org_project/413m1$Build-9783</meta:generator>
  </office:meta>
</office:document-meta>
</file>